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adornments="Regular" style:font-family-generic="modern" style:font-pitch="fixed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top="0in" fo:margin-bottom="0in" fo:line-height="100%"/>
    </style:style>
    <style:style style:name="P2" style:family="paragraph" style:parent-style-name="Plain_20_Text">
      <style:text-properties style:font-name="Calibri" fo:font-size="14pt" style:font-size-asian="14pt" style:font-name-complex="Calibri1" style:font-size-complex="14pt"/>
    </style:style>
    <style:style style:name="P3" style:family="paragraph" style:parent-style-name="Plain_20_Text">
      <style:paragraph-properties fo:margin-left="0.5in" fo:margin-right="0in" fo:text-indent="0in" style:auto-text-indent="false"/>
    </style:style>
    <style:style style:name="P4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Calibri" fo:font-size="14pt" style:font-size-asian="14pt" style:font-name-complex="Calibri1" style:font-size-complex="14pt"/>
    </style:style>
    <style:style style:name="T2" style:family="text">
      <style:text-properties fo:color="#000000" fo:font-size="14pt" style:font-name-asian="Times New Roman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2.8.7 (10/7/20)</text:span></text:p>
      <text:p text:style-name="Plain_20_Text"><text:span text:style-name="T1"><text:s/>- fix: Antenna selection not working properly</text:span></text:p>
      <text:p text:style-name="Plain_20_Text"><text:span text:style-name="T1">2.8.6 (10/6/20) </text:span></text:p>
      <text:list xml:id="list4726415075352384492" text:style-name="WWNum1">
        <text:list-item>
          <text:p text:style-name="P1"><text:span text:style-name="T2">add: protocol 1 compatibility up to 192k sampling rate</text:span></text:p>
        </text:list-item>
        <text:list-item>
          <text:p text:style-name="P1"><text:span text:style-name="T2">fix: mic mute state restored on new session</text:span></text:p>
        </text:list-item>
        <text:list-item>
          <text:p text:style-name="P1"><text:span text:style-name="T2">fix: prevent band change during transmit</text:span></text:p>
        </text:list-item>
        <text:list-item>
          <text:p text:style-name="P1"><text:span text:style-name="T2">add: extended diversity cat commands to midi2cat</text:span></text:p>
        </text:list-item>
        <text:list-item>
          <text:p text:style-name="P1"><text:span text:style-name="T2">add: shortcuts for all documents in Start Menu </text:span></text:p>
        </text:list-item>
        <text:list-item>
          <text:p text:style-name="P1"><text:span text:style-name="T2">fix: LPF/HPF menu missing for model 100D </text:span></text:p>
        </text:list-item>
      </text:list>
      <text:p text:style-name="P3"/>
      <text:p text:style-name="Plain_20_Text"><text:span text:style-name="T1">2.7.0(a3) (3/1/20) </text:span></text:p>
      <text:p text:style-name="Plain_20_Text"><text:span text:style-name="T1">- change: database txprofile and deftxprofile table code duplication removed</text:span></text:p>
      <text:p text:style-name="Plain_20_Text"><text:span text:style-name="T1">- change: removed txtMeterOffset + txtDisplayOffset from setupform, not used</text:span></text:p>
      <text:p text:style-name="Plain_20_Text"><text:span text:style-name="T1">- change: txtOverload on console form now thread safe</text:span></text:p>
      <text:p text:style-name="Plain_20_Text"><text:span text:style-name="T1">- change: cat error now includes cat number in error message</text:span></text:p>
      <text:p text:style-name="Plain_20_Text"><text:span text:style-name="T1">- fix: 60m band selection now works when using extended country. </text:span></text:p>
      <text:p text:style-name="Plain_20_Text"><text:span text:style-name="T1">Extended country did not consider region1 default 60m frequency of </text:span></text:p>
      <text:p text:style-name="Plain_20_Text"><text:span text:style-name="T1">5.25MHz inside the 60m band (function BandByFreq)</text:span></text:p>
      <text:p text:style-name="Plain_20_Text"><text:span text:style-name="T1">- fix: filters (and modes) were not being restored from database </text:span></text:p>
      <text:p text:style-name="Plain_20_Text"><text:span text:style-name="T1">correctly on startup. Fixes the issue where a filter name was not </text:span></text:p>
      <text:p text:style-name="Plain_20_Text"><text:span text:style-name="T1">displayed if RX2 was being shown at startup</text:span></text:p>
      <text:p text:style-name="Plain_20_Text"><text:span text:style-name="T1">- add: version checking for cmaster, wdsp and portaudio dll’s added</text:span></text:p>
      <text:p text:style-name="P2"/>
      <text:p text:style-name="Plain_20_Text"><text:span text:style-name="T1">(3/1/20) (a2)</text:span></text:p>
      <text:p text:style-name="Plain_20_Text"><text:span text:style-name="T1">- fix: path illustrator not working for 100B + 200D radios</text:span></text:p>
      <text:p text:style-name="Plain_20_Text"><text:span text:style-name="T1">- change: change event delayed on comboRadioModel during initialisation. </text:span></text:p>
      <text:p text:style-name="Plain_20_Text"><text:span text:style-name="T1">Potential fix for issue reported by wa1oxt and object not set to </text:span></text:p>
      <text:p text:style-name="Plain_20_Text"><text:span text:style-name="T1">instance of object inside SetComboPreampForHPSDR</text:span></text:p>
      <text:p text:style-name="Plain_20_Text"><text:span text:style-name="T1">- fix: couple of setupform singleton issues fixed</text:span></text:p>
      <text:p text:style-name="P2"/>
      <text:p text:style-name="Plain_20_Text"><text:span text:style-name="T1">(3/1/20) (a1)</text:span></text:p>
      <text:p text:style-name="Plain_20_Text"><text:span text:style-name="T1">- fix: only tune outside spectral area was being incorrectly used in </text:span></text:p>
      <text:p text:style-name="Plain_20_Text"><text:span text:style-name="T1">keypress shortcut code</text:span></text:p>
      <text:p text:style-name="Plain_20_Text"><text:span text:style-name="T1">- add: up/down/left/right cursors now trapped in main console and can </text:span></text:p>
      <text:p text:style-name="Plain_20_Text"><text:span text:style-name="T1">now be used in keyboard shortcuts</text:span></text:p>
      <text:p text:style-name="Plain_20_Text"><text:span text:style-name="T1">- change: setup form object now accessed via a singleton in console.cs</text:span></text:p>
      <text:p text:style-name="Plain_20_Text"><text:span text:style-name="T1">- change: refactored all code relating to right click controls to </text:span></text:p>
      <text:p text:style-name="Plain_20_Text"><text:span text:style-name="T1">quickly show relevant setup tab(s), and moved specifics into setupform</text:span></text:p>
      <text:p text:style-name="Plain_20_Text"><text:span text:style-name="T1">- add: code to move from old radiobutton radio selection, to new </text:span></text:p>
      <text:p text:style-name="Plain_20_Text"><text:span text:style-name="T1">combobox drop down when importing old DB. Prevents users from importing </text:span></text:p>
      <text:p text:style-name="Plain_20_Text"><text:span text:style-name="T1">from 2.6.x to 2.7.0 and wondering why everything is broken</text:span></text:p>
      <text:p text:style-name="Plain_20_Text"><text:span text:style-name="T1">- change: moved assembly version code to Common class, and is now used </text:span></text:p>
      <text:p text:style-name="Plain_20_Text"><text:span text:style-name="T1">by console.cs, titlebar.cs and catcommands.cs. Removes multiple </text:span></text:p>
      <text:p text:style-name="Plain_20_Text"><text:span text:style-name="T1">implement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nsolas" svg:font-family="Consolas" style:font-adornments="Regular" style:font-family-generic="modern" style:font-pitch="fixed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fo:line-height="108%" fo:text-align="start" style:justify-single-word="false" fo:orphans="2" fo:widows="2" style:writing-mode="lr-tb"/>
      <style:text-properties fo:color="#00000a" style:font-name="Calibri" fo:font-size="11pt" fo:language="en" fo:country="US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20%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Plain_20_Text" style:display-name="Plain Text" style:family="paragraph" style:parent-style-name="Standard" style:default-outline-level="" style:list-style-name="">
      <style:paragraph-properties fo:margin-top="0in" fo:margin-bottom="0in" fo:line-height="100%"/>
      <style:text-properties style:font-name="Consolas1" fo:font-size="10.5pt" style:font-name-asian="Times New Roman" style:font-size-asian="10.5pt" style:font-name-complex="Calibri1" style:font-size-complex="10.5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1" fo:font-size="10.5pt" style:font-name-asian="Times New Roman" style:font-size-asian="10.5pt" style:font-name-complex="Calibri1" style:font-size-complex="10.5pt"/>
    </style:style>
    <style:style style:name="ListLabel_20_1" style:display-name="ListLabel 1" style:family="text">
      <style:text-properties fo:font-size="14pt" style:font-name-asian="Times New Roman" style:font-size-asian="14pt"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4pt" style:font-size-asian="14pt" style:font-name-complex="Calibri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Wingdings1"/>
    </style:style>
    <style:style style:name="ListLabel_20_9" style:display-name="ListLabel 9" style:family="text">
      <style:text-properties style:font-name-complex="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nsola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7T18:17:00</meta:creation-date>
    <meta:initial-creator>Doug</meta:initial-creator>
    <dc:language>en-US</dc:language>
    <dc:date>2020-10-08T17:15:01.73</dc:date>
    <meta:editing-cycles>4</meta:editing-cycles>
    <meta:editing-duration>PT10S</meta:editing-duration>
    <meta:generator>OpenOffice/4.1.3$Win32 OpenOffice.org_project/413m1$Build-9783</meta:generator>
    <meta:document-statistic meta:table-count="0" meta:image-count="0" meta:object-count="0" meta:page-count="1" meta:paragraph-count="41" meta:word-count="342" meta:character-count="2126"/>
    <meta:template xlink:type="simple" xlink:actuate="onRequest" xlink:title="Normal.dotm" xlink:href=""/>
  </office:meta>
</office:document-meta>
</file>